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draw:marker-start-width="0.509cm" draw:marker-end-width="0.509cm" draw:fill="solid" draw:fill-color="#ccffff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102cm" draw:marker-start-width="0.509cm" draw:marker-end-width="0.509cm" draw:fill="solid" draw:fill-color="#ffffcc" draw:textarea-horizontal-align="justify" draw:textarea-vertical-align="middle" draw:auto-grow-height="fals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fo:min-height="1.143cm"/>
    </style:style>
    <style:style style:name="gr5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6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objectwithoutfill">
      <style:graphic-properties draw:stroke="soli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639cm"/>
    </style:style>
    <style:style style:name="gr10" style:family="graphic" style:parent-style-name="standard">
      <style:graphic-properties draw:stroke="none" svg:stroke-color="#000000" draw:fill="none" draw:fill-color="#ffffff" fo:min-height="0.385cm"/>
    </style:style>
    <style:style style:name="gr11" style:family="graphic" style:parent-style-name="objectwithoutfill">
      <style:graphic-properties draw:stroke="solid" draw:fill="none" draw:textarea-vertical-align="middle"/>
    </style:style>
    <style:style style:name="gr12" style:family="graphic" style:parent-style-name="objectwithoutfill">
      <style:graphic-properties draw:stroke="solid" draw:marker-start="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258cm"/>
    </style:style>
    <style:style style:name="gr14" style:family="graphic" style:parent-style-name="standard">
      <style:graphic-properties draw:stroke="none" svg:stroke-color="#000000" draw:fill="none" draw:fill-color="#ffffff" fo:min-height="0.766cm"/>
    </style:style>
    <style:style style:name="gr15" style:family="graphic" style:parent-style-name="objectwithoutfill">
      <style:graphic-properties draw:stroke="solid" draw:marker-start="Arrowheads_20_4"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6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size="18pt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445cm" svg:height="1.524cm" svg:x="4.572cm" svg:y="3.175cm">
          <draw:glue-point draw:id="4" svg:x="-3.284cm" svg:y="5cm"/>
          <draw:glue-point draw:id="5" svg:x="3.001cm" svg:y="5cm"/>
          <text:p text:style-name="P1"><text:span text:style-name="T1">Dispatch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6.223cm" svg:height="1.524cm" svg:x="7.366cm" svg:y="11.303cm">
          <draw:glue-point draw:id="4" svg:x="0cm" svg:y="-5cm"/>
          <draw:glue-point draw:id="5" svg:x="-3.333cm" svg:y="-5cm"/>
          <draw:glue-point draw:id="6" svg:x="2.916cm" svg:y="-5cm"/>
          <draw:glue-point draw:id="7" svg:x="2.916cm" svg:y="5cm"/>
          <text:p text:style-name="P1"><text:span text:style-name="T1">Host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5.715cm" svg:height="1.524cm" svg:x="19.431cm" svg:y="18.769cm">
          <draw:glue-point draw:id="4" svg:x="2.778cm" svg:y="-5cm"/>
          <text:p text:style-name="P1"><text:span text:style-name="T1">JobSelectio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794cm" svg:y1="4.699cm" svg:x2="8.403cm" svg:y2="11.303cm" draw:start-shape="id1" draw:start-glue-point="2" draw:end-shape="id2" draw:end-glue-point="5" svg:d="m6794 4699v3302h1609v3302" svg:viewBox="0 0 1610 6605">
          <text:p/>
        </draw:connector>
        <draw:custom-shape draw:style-name="gr1" draw:text-style-name="P2" xml:id="id7" draw:id="id7" draw:layer="layout" svg:width="5.715cm" svg:height="1.524cm" svg:x="14.986cm" svg:y="14.859cm">
          <draw:glue-point draw:id="4" svg:x="-2.776cm" svg:y="5cm"/>
          <draw:glue-point draw:id="5" svg:x="3cm" svg:y="5cm"/>
          <draw:glue-point draw:id="6" svg:x="3cm" svg:y="-5cm"/>
          <text:p text:style-name="P1"><text:span text:style-name="T1">Worker U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5.715cm" svg:height="1.524cm" svg:x="12.7cm" svg:y="18.796cm">
          <text:p text:style-name="P1"><text:span text:style-name="T1">UI Widgets...</text:span></text:p>
          <draw:enhanced-geometry svg:viewBox="0 0 21600 21600" draw:extrusion="false" draw:extrusion-viewpoint="(3.472cm -3.472cm 25cm)" draw:extrusion-origin="0.5 -0.5" draw:extrusion-skew="50 -135" dr3d:projection="parallel" draw:type="rectangle" draw:enhanced-path="M 0 0 L 21600 0 21600 21600 0 21600 0 0 Z N"/>
        </draw:custom-shape>
        <draw:custom-shape draw:style-name="gr1" draw:text-style-name="P2" xml:id="id4" draw:id="id4" draw:layer="layout" svg:width="5.715cm" svg:height="1.524cm" svg:x="15.113cm" svg:y="5.842cm">
          <draw:glue-point draw:id="4" svg:x="-4.999cm" svg:y="-2.5cm"/>
          <draw:glue-point draw:id="5" svg:x="-4.999cm" svg:y="3.333cm"/>
          <text:p text:style-name="P1"><text:span text:style-name="T1">UtilsInterfac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5.715cm" svg:height="1.524cm" svg:x="19.812cm" svg:y="2.413cm">
          <text:p text:style-name="P1"><text:span text:style-name="T1">Work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5.715cm" svg:height="1.524cm" svg:x="15.113cm" svg:y="9.525cm">
          <text:p text:style-name="P1"><text:span text:style-name="T1">UtilsColl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715cm" svg:height="1.524cm" svg:x="2.54cm" svg:y="14.351cm">
          <text:p text:style-name="P1"><text:span text:style-name="T1">ClientConnectio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335cm" svg:y1="4.699cm" svg:x2="5.397cm" svg:y2="14.351cm" draw:start-shape="id1" draw:start-glue-point="4" draw:end-shape="id3" draw:end-glue-point="0" svg:d="m5335 4699v4826h62v4826" svg:viewBox="0 0 63 9653">
          <text:p/>
        </draw:connector>
        <draw:connector draw:style-name="gr2" draw:text-style-name="P1" draw:layer="layout" svg:x1="10.477cm" svg:y1="11.303cm" svg:x2="15.114cm" svg:y2="6.223cm" draw:start-shape="id2" draw:start-glue-point="4" draw:end-shape="id4" draw:end-glue-point="4" svg:d="m10477 11303v-5080h4637" svg:viewBox="0 0 4638 5081">
          <text:p/>
        </draw:connector>
        <draw:connector draw:style-name="gr2" draw:text-style-name="P1" draw:layer="layout" svg:x1="17.97cm" svg:y1="9.525cm" svg:x2="17.97cm" svg:y2="7.366cm" draw:start-shape="id5" draw:start-glue-point="0" draw:end-shape="id4" draw:end-glue-point="2" svg:d="m17970 9525v-2159" svg:viewBox="0 0 1 2160">
          <text:p/>
        </draw:connector>
        <draw:connector draw:style-name="gr2" draw:text-style-name="P1" draw:layer="layout" svg:x1="12.291cm" svg:y1="11.303cm" svg:x2="15.113cm" svg:y2="10.287cm" draw:start-shape="id2" draw:start-glue-point="6" draw:end-shape="id5" draw:end-glue-point="3" svg:d="m12291 11303v-1016h2822" svg:viewBox="0 0 2823 1017">
          <text:p/>
        </draw:connector>
        <draw:connector draw:style-name="gr2" draw:text-style-name="P1" draw:layer="layout" svg:x1="22.669cm" svg:y1="3.937cm" svg:x2="17.97cm" svg:y2="5.842cm" draw:start-shape="id6" draw:start-glue-point="2" draw:end-shape="id4" svg:d="m22669 3937v953h-4699v952" svg:viewBox="0 0 4700 1906">
          <text:p/>
        </draw:connector>
        <draw:connector draw:style-name="gr2" draw:text-style-name="P1" draw:layer="layout" svg:x1="12.291cm" svg:y1="12.827cm" svg:x2="14.986cm" svg:y2="15.621cm" draw:start-shape="id2" draw:start-glue-point="7" draw:end-shape="id7" draw:end-glue-point="3" svg:d="m12291 12827v2794h2695" svg:viewBox="0 0 2696 2795">
          <text:p/>
        </draw:connector>
        <draw:connector draw:style-name="gr2" draw:text-style-name="P1" draw:layer="layout" svg:x1="17.843cm" svg:y1="14.859cm" svg:x2="17.97cm" svg:y2="11.049cm" draw:start-shape="id7" draw:start-glue-point="0" draw:end-shape="id5" draw:end-glue-point="2" svg:d="m17843 14859v-1905h127v-1905" svg:viewBox="0 0 128 3811">
          <text:p/>
        </draw:connector>
        <draw:connector draw:style-name="gr2" draw:text-style-name="P1" draw:layer="layout" svg:x1="16.257cm" svg:y1="16.383cm" svg:x2="15.557cm" svg:y2="18.796cm" draw:start-shape="id7" draw:start-glue-point="4" draw:end-shape="id8" draw:end-glue-point="0" svg:d="m16257 16383v1207h-700v1206" svg:viewBox="0 0 701 2414">
          <text:p/>
        </draw:connector>
        <draw:connector draw:style-name="gr2" draw:text-style-name="P1" draw:layer="layout" svg:x1="19.557cm" svg:y1="16.383cm" svg:x2="22.288cm" svg:y2="18.769cm" draw:start-shape="id7" draw:start-glue-point="5" draw:end-shape="id9" svg:d="m19557 16383v1193h2731v1193" svg:viewBox="0 0 2732 2387">
          <text:p/>
        </draw:connector>
        <draw:frame draw:style-name="gr4" draw:text-style-name="P3" draw:layer="layout" svg:width="15.875cm" svg:height="1.393cm" svg:x="6.477cm" svg:y="0.889cm">
          <draw:text-box>
            <text:p><text:span text:style-name="T2">“</text:span><text:span text:style-name="T2">Receptacle” project Dependency Diagram</text:span></text:p>
          </draw:text-box>
        </draw:frame>
        <draw:connector draw:style-name="gr2" draw:text-style-name="P1" draw:layer="layout" svg:x1="20.701cm" svg:y1="15.621cm" svg:x2="20.828cm" svg:y2="6.604cm" draw:start-shape="id7" draw:start-glue-point="1" draw:end-shape="id4" draw:end-glue-point="1" svg:d="m20701 15621h677v-9017h-550" svg:viewBox="0 0 678 9018">
          <text:p/>
        </draw:connector>
        <draw:connector draw:style-name="gr2" draw:text-style-name="P1" draw:layer="layout" svg:x1="23.875cm" svg:y1="18.769cm" svg:x2="20.828cm" svg:y2="10.287cm" draw:start-shape="id9" draw:start-glue-point="4" draw:end-shape="id5" draw:end-glue-point="1" svg:d="m23875 18769v-8482h-3047" svg:viewBox="0 0 3048 8483">
          <text:p/>
        </draw:connector>
      </draw:page>
      <draw:page draw:name="page2" draw:style-name="dp1" draw:master-page-name="Default">
        <draw:connector draw:style-name="gr5" draw:text-style-name="P1" draw:layer="layout" svg:x1="5.886cm" svg:y1="7.785cm" svg:x2="5.886cm" svg:y2="8.89cm" draw:start-shape="id10" draw:start-glue-point="4" draw:end-shape="id10" draw:end-glue-point="3" svg:d="m5886 7785h-551v1105h551" svg:viewBox="0 0 552 1106">
          <text:p/>
        </draw:connector>
        <draw:connector draw:style-name="gr5" draw:text-style-name="P1" draw:layer="layout" draw:type="lines" draw:line-skew="1.532cm 0.338cm" svg:x1="22.258cm" svg:y1="17.391cm" svg:x2="23.401cm" svg:y2="18.16cm" draw:start-shape="id11" draw:end-shape="id12" draw:end-glue-point="1" svg:d="m22258 17391h2032v769h-889" svg:viewBox="0 0 2033 770">
          <text:p/>
        </draw:connector>
        <draw:connector draw:style-name="gr5" draw:text-style-name="P1" draw:layer="layout" svg:x1="22.488cm" svg:y1="7.229cm" svg:x2="23.528cm" svg:y2="8.112cm" draw:start-shape="id13" draw:start-glue-point="1" draw:end-shape="id14" draw:end-glue-point="1" svg:d="m22488 7229h1591v883h-551" svg:viewBox="0 0 1592 884">
          <text:p/>
        </draw:connector>
        <draw:custom-shape draw:style-name="gr1" draw:text-style-name="P4" xml:id="id15" draw:id="id15" draw:layer="layout" svg:width="2.794cm" svg:height="1.016cm" svg:x="5.251cm" svg:y="2.659cm">
          <draw:glue-point draw:id="4" svg:x="-3.284cm" svg:y="5cm"/>
          <draw:glue-point draw:id="5" svg:x="3.001cm" svg:y="5cm"/>
          <text:p text:style-name="P1"><text:span text:style-name="T3">Dispatcher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16" draw:id="id16" draw:layer="layout" svg:width="0.762cm" svg:height="15.494cm" svg:x="6.267cm" svg:y="4.183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6.648cm" svg:y1="3.675cm" svg:x2="6.648cm" svg:y2="4.183cm" draw:start-shape="id15" draw:start-glue-point="2" draw:end-shape="id16" draw:end-glue-point="0" svg:d="m6648 3675v508" svg:viewBox="0 0 1 509">
          <text:p/>
        </draw:connector>
        <draw:custom-shape draw:style-name="gr1" draw:text-style-name="P4" xml:id="id17" draw:id="id17" draw:layer="layout" svg:width="3.556cm" svg:height="0.762cm" svg:x="8.796cm" svg:y="2.786cm">
          <draw:glue-point draw:id="4" svg:x="-3.284cm" svg:y="5cm"/>
          <draw:glue-point draw:id="5" svg:x="3.001cm" svg:y="5cm"/>
          <text:p text:style-name="P1"><text:span text:style-name="T3">Host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18" draw:id="id18" draw:layer="layout" svg:width="0.762cm" svg:height="14.616cm" svg:x="10.193cm" svg:y="4.834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.112cm" svg:y1="4.953cm" svg:x2="9.906cm" svg:y2="4.953cm">
          <text:p/>
        </draw:line>
        <draw:frame draw:style-name="gr9" draw:text-style-name="P5" draw:layer="layout" svg:width="2.921cm" svg:height="0.889cm" svg:x="7.283cm" svg:y="4.253cm">
          <draw:text-box>
            <text:p><text:span text:style-name="T4">run_job</text:span></text:p>
          </draw:text-box>
        </draw:frame>
        <draw:connector draw:style-name="gr7" draw:text-style-name="P1" draw:layer="layout" draw:type="line" svg:x1="10.574cm" svg:y1="3.548cm" svg:x2="10.574cm" svg:y2="4.834cm" draw:start-shape="id17" draw:start-glue-point="2" draw:end-shape="id18" draw:end-glue-point="0" svg:d="m10574 3548v1286" svg:viewBox="0 0 1 1287">
          <text:p/>
        </draw:connector>
        <draw:custom-shape draw:style-name="gr1" draw:text-style-name="P4" xml:id="id21" draw:id="id21" draw:layer="layout" svg:width="2.712cm" svg:height="1.397cm" svg:x="13.241cm" svg:y="2.151cm">
          <draw:glue-point draw:id="4" svg:x="-3.284cm" svg:y="5cm"/>
          <draw:glue-point draw:id="5" svg:x="3.001cm" svg:y="5cm"/>
          <text:p text:style-name="P1"><text:span text:style-name="T3">Util </text:span></text:p>
          <text:p text:style-name="P1"><text:span text:style-name="T3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27" draw:id="id27" draw:layer="layout" svg:width="0.762cm" svg:height="13.918cm" svg:x="22.468cm" svg:y="5.505cm">
          <draw:glue-point draw:id="4" svg:x="5.577cm" svg:y="-3.55cm"/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1.651cm" svg:height="0.725cm" svg:x="7.239cm" svg:y="6.895cm">
          <draw:text-box>
            <text:p><text:span text:style-name="T4">block</text:span></text:p>
          </draw:text-box>
        </draw:frame>
        <draw:custom-shape draw:style-name="gr6" draw:text-style-name="P1" xml:id="id10" draw:id="id10" draw:layer="layout" svg:width="0.762cm" svg:height="2.54cm" svg:x="5.886cm" svg:y="7.62cm">
          <draw:glue-point draw:id="4" svg:x="-5.577cm" svg:y="-4.353cm"/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.423cm" svg:height="0.863cm" svg:x="21.706cm" svg:y="4.616cm">
          <draw:glue-point draw:id="4" svg:x="-3.284cm" svg:y="5cm"/>
          <draw:glue-point draw:id="5" svg:x="3.001cm" svg:y="5cm"/>
          <text:p text:style-name="P1"><text:span text:style-name="T3">Launcher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1.082cm" svg:y1="5.069cm" svg:x2="21.623cm" svg:y2="5.088cm">
          <text:p/>
        </draw:line>
        <draw:frame draw:style-name="gr9" draw:text-style-name="P5" draw:layer="layout" svg:width="2.921cm" svg:height="0.889cm" svg:x="19.038cm" svg:y="4.407cm">
          <draw:text-box>
            <text:p><text:span text:style-name="T4">show</text:span></text:p>
          </draw:text-box>
        </draw:frame>
        <draw:custom-shape draw:style-name="gr1" draw:text-style-name="P4" draw:layer="layout" svg:width="3.068cm" svg:height="0.863cm" svg:x="17.654cm" svg:y="5.642cm">
          <draw:glue-point draw:id="4" svg:x="-3.284cm" svg:y="5cm"/>
          <draw:glue-point draw:id="5" svg:x="3.001cm" svg:y="5cm"/>
          <text:p text:style-name="P1"><text:span text:style-name="T3">JobSelection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9.558cm" svg:y1="9.798cm" svg:x2="22.361cm" svg:y2="9.787cm">
          <text:p/>
        </draw:line>
        <draw:line draw:style-name="gr8" draw:text-style-name="P1" xml:id="id13" draw:id="id13" draw:layer="layout" svg:x1="22.488cm" svg:y1="7.201cm" svg:x2="19.685cm" svg:y2="7.258cm">
          <text:p/>
        </draw:line>
        <draw:frame draw:style-name="gr9" draw:text-style-name="P5" draw:layer="layout" svg:width="2.921cm" svg:height="0.889cm" svg:x="20.193cm" svg:y="6.496cm">
          <draw:text-box>
            <text:p><text:span text:style-name="T4">command</text:span></text:p>
          </draw:text-box>
        </draw:frame>
        <draw:frame draw:style-name="gr9" draw:text-style-name="P5" draw:layer="layout" svg:width="2.921cm" svg:height="0.889cm" svg:x="19.948cm" svg:y="9.152cm">
          <draw:text-box>
            <text:p><text:span text:style-name="T4">selected</text:span></text:p>
          </draw:text-box>
        </draw:frame>
        <draw:connector draw:style-name="gr11" draw:text-style-name="P1" draw:layer="layout" draw:type="line" svg:x1="19.177cm" svg:y1="9.905cm" svg:x2="19.153cm" svg:y2="19.831cm" draw:start-shape="id19" draw:start-glue-point="2" draw:end-shape="id20" draw:end-glue-point="4" svg:d="m19177 9905-24 9926" svg:viewBox="0 0 25 9927">
          <text:p/>
        </draw:connector>
        <draw:frame draw:style-name="gr9" draw:text-style-name="P5" draw:layer="layout" svg:width="2.921cm" svg:height="0.889cm" svg:x="11.209cm" svg:y="9.279cm">
          <draw:text-box>
            <text:p><text:span text:style-name="T4">selected</text:span></text:p>
          </draw:text-box>
        </draw:frame>
        <draw:line draw:style-name="gr8" draw:text-style-name="P1" draw:layer="layout" svg:x1="22.258cm" svg:y1="10.295cm" svg:x2="11.082cm" svg:y2="10.295cm">
          <text:p/>
        </draw:line>
        <draw:connector draw:style-name="gr7" draw:text-style-name="P1" draw:layer="layout" draw:type="line" svg:x1="14.597cm" svg:y1="3.548cm" svg:x2="14.638cm" svg:y2="7.266cm" draw:start-shape="id21" draw:start-glue-point="2" draw:end-shape="id22" draw:end-glue-point="0" svg:d="m14597 3548 41 3718" svg:viewBox="0 0 42 3719">
          <text:p/>
        </draw:connector>
        <draw:custom-shape draw:style-name="gr6" draw:text-style-name="P1" xml:id="id22" draw:id="id22" draw:layer="layout" svg:width="0.762cm" svg:height="1.016cm" svg:x="14.257cm" svg:y="7.266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8.542cm" svg:y1="7.385cm" svg:x2="15.076cm" svg:y2="7.401cm">
          <text:p/>
        </draw:line>
        <draw:line draw:style-name="gr5" draw:text-style-name="P1" draw:layer="layout" svg:x1="15.175cm" svg:y1="8.098cm" svg:x2="18.796cm" svg:y2="8.147cm">
          <text:p/>
        </draw:line>
        <draw:frame draw:style-name="gr9" draw:text-style-name="P5" draw:layer="layout" svg:width="2.54cm" svg:height="0.889cm" svg:x="15.527cm" svg:y="6.839cm">
          <draw:text-box>
            <text:p><text:span text:style-name="T4">verify</text:span></text:p>
          </draw:text-box>
        </draw:frame>
        <draw:frame draw:style-name="gr9" draw:text-style-name="P5" draw:layer="layout" svg:width="2.54cm" svg:height="0.889cm" svg:x="15.527cm" svg:y="7.54cm">
          <draw:text-box>
            <text:p><text:span text:style-name="T4">confirm</text:span></text:p>
          </draw:text-box>
        </draw:frame>
        <draw:line draw:style-name="gr8" draw:text-style-name="P1" draw:layer="layout" svg:x1="19.431cm" svg:y1="8.655cm" svg:x2="22.361cm" svg:y2="8.687cm">
          <text:p/>
        </draw:line>
        <draw:frame draw:style-name="gr9" draw:text-style-name="P5" draw:layer="layout" svg:width="2.921cm" svg:height="0.889cm" svg:x="19.949cm" svg:y="8.053cm">
          <draw:text-box>
            <text:p><text:span text:style-name="T4">rejected</text:span></text:p>
          </draw:text-box>
        </draw:frame>
        <draw:frame draw:style-name="gr13" draw:text-style-name="P5" draw:layer="layout" svg:width="1.143cm" svg:height="0.725cm" svg:x="23.274cm" svg:y="6.506cm">
          <draw:text-box>
            <text:p><text:span text:style-name="T4">log</text:span></text:p>
          </draw:text-box>
        </draw:frame>
        <draw:custom-shape draw:style-name="gr1" draw:text-style-name="P4" draw:layer="layout" svg:width="1.915cm" svg:height="0.863cm" svg:x="16.67cm" svg:y="12.454cm">
          <draw:glue-point draw:id="4" svg:x="-3.284cm" svg:y="5cm"/>
          <draw:glue-point draw:id="5" svg:x="3.001cm" svg:y="5cm"/>
          <text:p text:style-name="P1"><text:span text:style-name="T3">Worker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line" svg:x1="14.638cm" svg:y1="8.282cm" svg:x2="14.648cm" svg:y2="11.114cm" draw:start-shape="id22" draw:start-glue-point="2" svg:d="m14638 8282 10 2832" svg:viewBox="0 0 11 2833">
          <text:p/>
        </draw:connector>
        <draw:custom-shape draw:style-name="gr6" draw:text-style-name="P1" xml:id="id25" draw:id="id25" draw:layer="layout" svg:width="0.762cm" svg:height="1.016cm" svg:x="14.257cm" svg:y="11.166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0.955cm" svg:y1="11.311cm" svg:x2="14.13cm" svg:y2="11.293cm">
          <text:p/>
        </draw:line>
        <draw:frame draw:style-name="gr9" draw:text-style-name="P5" draw:layer="layout" svg:width="2.921cm" svg:height="0.889cm" svg:x="11.21cm" svg:y="10.68cm">
          <draw:text-box>
            <text:p><text:span text:style-name="T4">lookup</text:span></text:p>
          </draw:text-box>
        </draw:frame>
        <draw:line draw:style-name="gr12" draw:text-style-name="P1" draw:layer="layout" svg:x1="14.13cm" svg:y1="12.073cm" svg:x2="10.955cm" svg:y2="12.073cm">
          <text:p/>
        </draw:line>
        <draw:frame draw:style-name="gr9" draw:text-style-name="P5" draw:layer="layout" svg:width="2.921cm" svg:height="0.889cm" svg:x="11.336cm" svg:y="11.438cm">
          <draw:text-box>
            <text:p><text:span text:style-name="T4">retrieve</text:span></text:p>
          </draw:text-box>
        </draw:frame>
        <draw:line draw:style-name="gr12" draw:text-style-name="P1" draw:layer="layout" svg:x1="10.956cm" svg:y1="13.011cm" svg:x2="16.543cm" svg:y2="12.962cm">
          <text:p/>
        </draw:line>
        <draw:frame draw:style-name="gr9" draw:text-style-name="P5" draw:layer="layout" svg:width="2.921cm" svg:height="0.889cm" svg:x="11.211cm" svg:y="12.381cm">
          <draw:text-box>
            <text:p><text:span text:style-name="T4">setup</text:span></text:p>
          </draw:text-box>
        </draw:frame>
        <draw:custom-shape draw:style-name="gr6" draw:text-style-name="P1" xml:id="id14" draw:id="id14" draw:layer="layout" svg:width="0.762cm" svg:height="1.001cm" svg:x="22.766cm" svg:y="7.6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23" draw:id="id23" draw:layer="layout" svg:width="0.762cm" svg:height="1.276cm" svg:x="17.266cm" svg:y="13.337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7.051cm" svg:y1="14.232cm" svg:x2="10.955cm" svg:y2="14.232cm">
          <text:p/>
        </draw:line>
        <draw:frame draw:style-name="gr14" draw:text-style-name="P5" draw:layer="layout" svg:width="4.377cm" svg:height="1.199cm" svg:x="11.684cm" svg:y="13.227cm">
          <draw:text-box>
            <text:p><text:span text:style-name="T4">ready </text:span></text:p>
            <text:p><text:span text:style-name="T4">UI=NULL</text:span></text:p>
          </draw:text-box>
        </draw:frame>
        <draw:line draw:style-name="gr12" draw:text-style-name="P1" draw:layer="layout" svg:x1="10.957cm" svg:y1="15.212cm" svg:x2="22.004cm" svg:y2="15.232cm">
          <text:p/>
        </draw:line>
        <draw:frame draw:style-name="gr9" draw:text-style-name="P5" draw:layer="layout" svg:width="4.377cm" svg:height="0.889cm" svg:x="11.313cm" svg:y="14.583cm">
          <draw:text-box>
            <text:p><text:span text:style-name="T4">add UI</text:span></text:p>
          </draw:text-box>
        </draw:frame>
        <draw:custom-shape draw:style-name="gr6" draw:text-style-name="P1" draw:layer="layout" svg:width="0.762cm" svg:height="1.001cm" svg:x="22.166cm" svg:y="14.937cm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line" svg:x1="17.647cm" svg:y1="14.613cm" svg:x2="17.647cm" svg:y2="16.737cm" draw:start-shape="id23" draw:start-glue-point="2" draw:end-shape="id24" draw:end-glue-point="0" svg:d="m17647 14613v2124" svg:viewBox="0 0 1 2125">
          <text:p/>
        </draw:connector>
        <draw:custom-shape draw:style-name="gr6" draw:text-style-name="P1" xml:id="id24" draw:id="id24" draw:layer="layout" svg:width="0.762cm" svg:height="1.289cm" svg:x="17.266cm" svg:y="16.737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1.082cm" svg:y1="17.01cm" svg:x2="17.051cm" svg:y2="17.01cm">
          <text:p/>
        </draw:line>
        <draw:frame draw:style-name="gr9" draw:text-style-name="P5" draw:layer="layout" svg:width="1.165cm" svg:height="0.889cm" svg:x="11.314cm" svg:y="16.384cm">
          <draw:text-box>
            <text:p><text:span text:style-name="T4">run</text:span></text:p>
          </draw:text-box>
        </draw:frame>
        <draw:line draw:style-name="gr8" draw:text-style-name="P1" draw:layer="layout" svg:x1="17.051cm" svg:y1="17.772cm" svg:x2="11.082cm" svg:y2="17.772cm">
          <text:p/>
        </draw:line>
        <draw:frame draw:style-name="gr9" draw:text-style-name="P5" draw:layer="layout" svg:width="2.54cm" svg:height="0.889cm" svg:x="11.938cm" svg:y="17.164cm">
          <draw:text-box>
            <text:p><text:span text:style-name="T4">complete</text:span></text:p>
          </draw:text-box>
        </draw:frame>
        <draw:line draw:style-name="gr8" draw:text-style-name="P1" draw:layer="layout" svg:x1="22.512cm" svg:y1="19.304cm" svg:x2="11.209cm" svg:y2="19.304cm">
          <text:p/>
        </draw:line>
        <draw:frame draw:style-name="gr9" draw:text-style-name="P5" draw:layer="layout" svg:width="2.54cm" svg:height="0.889cm" svg:x="12.098cm" svg:y="18.669cm">
          <draw:text-box>
            <text:p><text:span text:style-name="T4">cancel</text:span></text:p>
          </draw:text-box>
        </draw:frame>
        <draw:line draw:style-name="gr15" draw:text-style-name="P1" draw:layer="layout" svg:x1="25.527cm" svg:y1="19.269cm" svg:x2="23.401cm" svg:y2="19.304cm">
          <text:p/>
        </draw:line>
        <draw:frame draw:style-name="gr16" draw:text-style-name="P5" draw:layer="layout" svg:width="1.524cm" svg:height="0.851cm" svg:x="23.903cm" svg:y="18.672cm">
          <draw:text-box>
            <text:p><text:span text:style-name="T4">close</text:span></text:p>
          </draw:text-box>
        </draw:frame>
        <draw:line draw:style-name="gr5" draw:text-style-name="P1" xml:id="id11" draw:id="id11" draw:layer="layout" svg:x1="18.194cm" svg:y1="17.391cm" svg:x2="22.258cm" svg:y2="17.391cm">
          <text:p/>
        </draw:line>
        <draw:frame draw:style-name="gr9" draw:text-style-name="P5" draw:layer="layout" svg:width="2.921cm" svg:height="0.889cm" svg:x="19.064cm" svg:y="16.756cm">
          <draw:text-box>
            <text:p><text:span text:style-name="T4">info/warn/err</text:span></text:p>
          </draw:text-box>
        </draw:frame>
        <draw:custom-shape draw:style-name="gr6" draw:text-style-name="P1" xml:id="id12" draw:id="id12" draw:layer="layout" svg:width="0.762cm" svg:height="1.001cm" svg:x="22.639cm" svg:y="17.66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1.143cm" svg:height="0.725cm" svg:x="23.274cm" svg:y="16.375cm">
          <draw:text-box>
            <text:p><text:span text:style-name="T4">log</text:span></text:p>
          </draw:text-box>
        </draw:frame>
        <draw:line draw:style-name="gr8" draw:text-style-name="P1" draw:layer="layout" svg:x1="10.066cm" svg:y1="19.296cm" svg:x2="7.145cm" svg:y2="19.296cm">
          <text:p/>
        </draw:line>
        <draw:frame draw:style-name="gr9" draw:text-style-name="P5" draw:layer="layout" svg:width="2.54cm" svg:height="0.889cm" svg:x="7.676cm" svg:y="18.638cm">
          <draw:text-box>
            <text:p><text:span text:style-name="T4">end_job</text:span></text:p>
          </draw:text-box>
        </draw:frame>
        <draw:connector draw:style-name="gr11" draw:text-style-name="P1" draw:layer="layout" draw:type="line" svg:x1="10.574cm" svg:y1="19.45cm" svg:x2="10.558cm" svg:y2="20.873cm" draw:start-shape="id18" draw:start-glue-point="2" svg:d="m10574 19450-16 1423" svg:viewBox="0 0 17 1424">
          <text:p/>
        </draw:connector>
        <draw:connector draw:style-name="gr11" draw:text-style-name="P1" draw:layer="layout" draw:type="line" svg:x1="6.648cm" svg:y1="19.677cm" svg:x2="6.669cm" svg:y2="20.687cm" draw:start-shape="id16" draw:start-glue-point="2" svg:d="m6648 19677 21 1010" svg:viewBox="0 0 22 1011">
          <text:p/>
        </draw:connector>
        <draw:frame draw:style-name="gr10" draw:text-style-name="P5" draw:layer="layout" svg:width="2.126cm" svg:height="0.725cm" svg:x="2.921cm" svg:y="3.448cm">
          <draw:text-box>
            <text:p><text:span text:style-name="T4">request</text:span></text:p>
          </draw:text-box>
        </draw:frame>
        <draw:line draw:style-name="gr15" draw:text-style-name="P1" draw:layer="layout" svg:x1="3.048cm" svg:y1="4.21cm" svg:x2="6.223cm" svg:y2="4.21cm">
          <text:p/>
        </draw:line>
        <draw:connector draw:style-name="gr11" draw:text-style-name="P1" draw:layer="layout" draw:type="line" svg:x1="14.638cm" svg:y1="12.182cm" svg:x2="14.6cm" svg:y2="20.821cm" draw:start-shape="id25" draw:start-glue-point="2" svg:d="m14638 12182-38 8639" svg:viewBox="0 0 39 8640">
          <text:p/>
        </draw:connector>
        <draw:custom-shape draw:style-name="gr6" draw:text-style-name="P1" xml:id="id19" draw:id="id19" draw:layer="layout" svg:width="0.762cm" svg:height="3.409cm" svg:x="18.796cm" svg:y="6.496cm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line" svg:x1="17.647cm" svg:y1="18.026cm" svg:x2="17.653cm" svg:y2="19.831cm" draw:start-shape="id24" draw:start-glue-point="2" draw:end-shape="id26" draw:end-glue-point="4" svg:d="m17647 18026 6 1805" svg:viewBox="0 0 7 1806">
          <text:p/>
        </draw:connector>
        <draw:line draw:style-name="gr7" draw:text-style-name="P1" draw:layer="layout" svg:x1="17.399cm" svg:y1="20.085cm" svg:x2="17.907cm" svg:y2="19.577cm">
          <text:p/>
        </draw:line>
        <draw:line draw:style-name="gr7" draw:text-style-name="P1" xml:id="id26" draw:id="id26" draw:layer="layout" svg:x1="17.907cm" svg:y1="20.085cm" svg:x2="17.399cm" svg:y2="19.577cm">
          <draw:glue-point draw:id="4" svg:x="0cm" svg:y="0cm"/>
          <text:p/>
        </draw:line>
        <draw:line draw:style-name="gr7" draw:text-style-name="P1" draw:layer="layout" svg:x1="18.899cm" svg:y1="20.085cm" svg:x2="19.407cm" svg:y2="19.577cm">
          <text:p/>
        </draw:line>
        <draw:line draw:style-name="gr7" draw:text-style-name="P1" xml:id="id20" draw:id="id20" draw:layer="layout" svg:x1="19.407cm" svg:y1="20.085cm" svg:x2="18.899cm" svg:y2="19.577cm">
          <draw:glue-point draw:id="4" svg:x="0cm" svg:y="0cm"/>
          <text:p/>
        </draw:line>
        <draw:line draw:style-name="gr7" draw:text-style-name="P1" draw:layer="layout" svg:x1="22.599cm" svg:y1="20.585cm" svg:x2="23.107cm" svg:y2="20.077cm">
          <text:p/>
        </draw:line>
        <draw:line draw:style-name="gr7" draw:text-style-name="P1" xml:id="id28" draw:id="id28" draw:layer="layout" svg:x1="23.107cm" svg:y1="20.585cm" svg:x2="22.599cm" svg:y2="20.077cm">
          <draw:glue-point draw:id="4" svg:x="0cm" svg:y="0cm"/>
          <text:p/>
        </draw:line>
        <draw:connector draw:style-name="gr11" draw:text-style-name="P1" draw:layer="layout" draw:type="line" svg:x1="22.849cm" svg:y1="19.423cm" svg:x2="22.853cm" svg:y2="20.331cm" draw:start-shape="id27" draw:start-glue-point="2" draw:end-shape="id28" draw:end-glue-point="4" svg:d="m22849 19423 4 908" svg:viewBox="0 0 5 909">
          <text:p/>
        </draw:connector>
        <draw:frame draw:style-name="gr4" draw:text-style-name="P3" draw:layer="layout" svg:width="15.875cm" svg:height="1.393cm" svg:x="7.239cm" svg:y="0.781cm">
          <draw:text-box>
            <text:p><text:span text:style-name="T2">“</text:span><text:span text:style-name="T2">Receptacle” project request Sequence Diagram</text:span></text:p>
          </draw:text-box>
        </draw:frame>
        <draw:line draw:style-name="gr5" draw:text-style-name="P1" draw:layer="layout" svg:x1="6.958cm" svg:y1="7.62cm" svg:x2="10.133cm" svg:y2="7.62cm">
          <text:p/>
        </draw:line>
        <draw:frame draw:style-name="gr10" draw:text-style-name="P5" draw:layer="layout" svg:width="3.094cm" svg:height="0.725cm" svg:x="2.621cm" svg:y="6.848cm">
          <draw:text-box>
            <text:p><text:span text:style-name="T4">...request...</text:span></text:p>
          </draw:text-box>
        </draw:frame>
        <draw:line draw:style-name="gr15" draw:text-style-name="P1" draw:layer="layout" svg:x1="2.648cm" svg:y1="7.61cm" svg:x2="5.823cm" svg:y2="7.6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gradient draw:name="Gradient_20_8" draw:display-name="Gradient 8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2" draw:display-name="Arrowheads 2" svg:viewBox="0 0 1321 3493" svg:d="m1321 3493h-1321l702-3493z"/>
    <draw:marker draw:name="Arrowheads_20_3" draw:display-name="Arrowheads 3" svg:viewBox="0 0 1122 2243" svg:d="m0 2108v17 17l12 42 30 34 38 21 43 4 29-8 30-21 25-26 13-34 343-1532 339 1520 13 42 29 34 39 21 42 4 42-12 34-30 21-42v-39-12l-4 4-440-1998-9-42-25-39-38-25-43-8-42 8-38 25-26 39-8 42z"/>
    <draw:marker draw:name="Arrowheads_20_4" draw:display-name="Arrowheads 4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2" draw:fill="solid" draw:fill-color="#ffffff" draw:fill-gradient-name="Gradient_20_8" draw:fill-hatch-name="Hatching_20_1" draw:fill-image-name="Bitmape_20_1" draw:fill-image-width="0cm" draw:fill-image-height="0cm" draw:shadow-offset-x="0.203cm" draw:shadow-offset-y="0.203cm"/>
      <style:text-properties fo:color="#000000" fo:font-weight="bold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illiam </meta:initial-creator>
    <meta:creation-date>2014-02-27T20:26:30.774876931</meta:creation-date>
    <dc:date>2014-02-28T23:54:36.711926435</dc:date>
    <dc:creator>William </dc:creator>
    <meta:editing-duration>PT3H11M32S</meta:editing-duration>
    <meta:editing-cycles>114</meta:editing-cycles>
    <meta:generator>LibreOffice/4.1.3.2$Linux_X86_64 LibreOffice_project/410m0$Build-2</meta:generator>
    <meta:document-statistic meta:object-count="107"/>
  </office:meta>
</office:document-meta>
</file>